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list for <text:span text:style-name="T1">Finance Tracker</text:span> project</text:p>
      <text:list xml:id="list2089872580938796670" text:style-name="L1">
        <text:list-item>
          <text:p text:style-name="P3">Log in and sign up pages</text:p>
        </text:list-item>
        <text:list-item>
          <text:p text:style-name="P6">Page with two main tables to store profits and spendings</text:p>
        </text:list-item>
        <text:list-item>
          <text:p text:style-name="P3">Storing users <text:span text:style-name="T1">and their</text:span> <text:span text:style-name="T1">data</text:span> in database</text:p>
        </text:list-item>
        <text:list-item>
          <text:p text:style-name="P3">Opportunity to add <text:span text:style-name="T1">new profit / spending</text:span>, modify or delete existing ones</text:p>
        </text:list-item>
        <text:list-item>
          <text:p text:style-name="P3">Every <text:span text:style-name="T1">profit / spending</text:span> should have description, <text:span text:style-name="T1">category,</text:span> date of creation, <text:span text:style-name="T1">value </text:span></text:p>
        </text:list-item>
        <text:list-item>
          <text:p text:style-name="P6">Viewing statistics for profits and spendings – by day, week, month, year, summary</text:p>
        </text:list-item>
        <text:list-item>
          <text:p text:style-name="P3"><text:span text:style-name="T1">Calculation the balance 'on the fly'</text:span></text:p>
        </text:list-item>
      </text:list>
      <text:p text:style-name="P1"/>
      <text:p text:style-name="P2">Development plan</text:p>
      <text:list xml:id="list2354502624473110131" text:style-name="L2">
        <text:list-item>
          <text:p text:style-name="P4">Create front-end skeleton for log in and sign up pages</text:p>
        </text:list-item>
        <text:list-item>
          <text:p text:style-name="P7">Create UML diagram for tables in database</text:p>
        </text:list-item>
        <text:list-item>
          <text:p text:style-name="P4">Create database to store users and their data</text:p>
        </text:list-item>
        <text:list-item>
          <text:p text:style-name="P4">Configure connection between log in / sign up pages with database</text:p>
        </text:list-item>
        <text:list-item>
          <text:p text:style-name="P4">Write code for Controller to maintain business logic for retrieving data from pages and saving in database</text:p>
        </text:list-item>
        <text:list-item>
          <text:p text:style-name="P4">Create front-end skeleton for <text:span text:style-name="T1">main</text:span> page</text:p>
        </text:list-item>
        <text:list-item>
          <text:p text:style-name="P7">Create default categories for profits / spendings and their representation in database</text:p>
        </text:list-item>
        <text:list-item>
          <text:p text:style-name="P4">Work on process of <text:span text:style-name="T1">retrieving information about </text:span>creati<text:span text:style-name="T1">on</text:span> new <text:span text:style-name="T1">profit</text:span> / <text:span text:style-name="T1">spending </text:span>and storing them in database</text:p>
        </text:list-item>
        <text:list-item>
          <text:p text:style-name="P4">Extend tools – updating and deleting <text:span text:style-name="T1">profits / spendings</text:span> and storing changes in database</text:p>
        </text:list-item>
        <text:list-item>
          <text:p text:style-name="P7">Write queries to store, select, update, insert and delete data from database</text:p>
        </text:list-item>
        <text:list-item>
          <text:p text:style-name="P4">Extend tools – <text:span text:style-name="T1">view statistics for determined periods of time</text:span></text:p>
        </text:list-item>
        <text:list-item>
          <text:p text:style-name="P4"><text:span text:style-name="T1">Extend tools – calculation the balance 'on the fly'</text:span></text:p>
        </text:list-item>
        <text:list-item>
          <text:p text:style-name="P4">Improve user interface of log in and sign up pages</text:p>
        </text:list-item>
        <text:list-item>
          <text:p text:style-name="P4">Improve user interface of <text:span text:style-name="T1">main</text:span> page</text:p>
        </text:list-item>
        <text:list-item>
          <text:p text:style-name="P4">Determine different <text:span text:style-name="T1">view colors for profits and spendings and positive or negative balance</text:span> </text:p>
        </text:list-item>
      </text:list>
      <text:p text:style-name="P1"/>
      <text:p text:style-name="P2">Further opportunities for improving</text:p>
      <text:list xml:id="list2526840183421984019" text:style-name="L3">
        <text:list-item>
          <text:p text:style-name="P5">Grouping <text:span text:style-name="T1">profits / spendings</text:span> by categories</text:p>
        </text:list-item>
        <text:list-item>
          <text:p text:style-name="P5">Extend <text:span text:style-name="T1">spendings (especially purchases) with images</text:span></text:p>
        </text:list-item>
        <text:list-item>
          <text:p text:style-name="P5">Adding <text:span text:style-name="T1">prediction tool to analyze balance for some future period of time</text:span></text:p>
        </text:list-item>
        <text:list-item>
          <text:p text:style-name="P5">Showing <text:span text:style-name="T1">time remaining to salary-day or bills-payment day</text:span></text:p>
        </text:list-item>
        <text:list-item>
          <text:p text:style-name="P5"><text:span text:style-name="T1">Add image representation of categori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40S</meta:editing-duration>
    <meta:editing-cycles>29</meta:editing-cycles>
    <meta:generator>OpenOffice/4.1.6$Win32 OpenOffice.org_project/416m1$Build-9790</meta:generator>
    <dc:date>2019-03-30T23:35:48.73</dc:date>
    <meta:document-statistic meta:table-count="0" meta:image-count="0" meta:object-count="0" meta:page-count="1" meta:paragraph-count="30" meta:word-count="304" meta:character-count="1762"/>
    <meta:user-defined meta:name="Info 1"/>
    <meta:user-defined meta:name="Info 2"/>
    <meta:user-defined meta:name="Info 3"/>
    <meta:user-defined meta:name="Info 4"/>
  </office:meta>
</office:document-meta>
</file>